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1014"/>
        </table:table-row>
        <table:table-row table:style-name="ro1" table:number-rows-repeated="1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512.7" calcext:value-type="float">
            <text:p>4512.70</text:p>
          </table:table-cell>
          <table:table-cell table:style-name="ce28" table:formula="of:=SUM([.C2:.C250])" office:value-type="float" office:value="992.6552254496" calcext:value-type="float">
            <text:p>992.66</text:p>
          </table:table-cell>
          <table:table-cell table:style-name="ce28" table:formula="of:=SUM([.D2:.D250])" office:value-type="float" office:value="62121.9" calcext:value-type="float">
            <text:p>62121.90</text:p>
          </table:table-cell>
          <table:table-cell table:style-name="ce32" table:formula="of:=[.D251]/[.C251]" office:value-type="float" office:value="62.5815473563475" calcext:value-type="float">
            <text:p>62.58</text:p>
          </table:table-cell>
          <table:table-cell table:style-name="ce36"/>
          <table:table-cell table:style-name="ce40"/>
          <table:table-cell table:style-name="ce28" table:formula="of:=SUM([.H2:.H250])" office:value-type="float" office:value="5388.44246" calcext:value-type="float">
            <text:p>5388.44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7:06:51.10257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Mark Gadsby</meta:initial-creator>
    <meta:creation-date>2013-03-08T01:41:14Z</meta:creation-date>
    <dc:date>2019-10-26T07:08:18.172560511</dc:date>
    <meta:editing-cycles>237</meta:editing-cycles>
    <meta:editing-duration>PT9H54M57S</meta:editing-duration>
    <meta:document-statistic meta:table-count="1" meta:cell-count="2355" meta:object-count="0"/>
  </office:meta>
</office:document-meta>
</file>